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55de" officeooo:paragraph-rsid="000f55de"/>
    </style:style>
    <style:style style:name="P2" style:family="paragraph" style:parent-style-name="Standard" style:list-style-name="L1">
      <style:text-properties officeooo:rsid="000f55de" officeooo:paragraph-rsid="000f55de"/>
    </style:style>
    <style:style style:name="P3" style:family="paragraph" style:parent-style-name="Standard" style:list-style-name="L2">
      <style:text-properties officeooo:rsid="000f55de" officeooo:paragraph-rsid="000f55de"/>
    </style:style>
    <style:style style:name="P4" style:family="paragraph" style:parent-style-name="Standard" style:list-style-name="L3">
      <style:text-properties officeooo:rsid="000f55de" officeooo:paragraph-rsid="000f55de"/>
    </style:style>
    <style:style style:name="P5" style:family="paragraph" style:parent-style-name="Standard" style:list-style-name="L3">
      <style:text-properties officeooo:rsid="0010e39a" officeooo:paragraph-rsid="0010e39a"/>
    </style:style>
    <style:style style:name="P6" style:family="paragraph" style:parent-style-name="Standard">
      <style:text-properties officeooo:rsid="0010e39a" officeooo:paragraph-rsid="0010e39a"/>
    </style:style>
    <style:style style:name="P7" style:family="paragraph" style:parent-style-name="Standard" style:list-style-name="L4">
      <style:text-properties officeooo:rsid="0010e39a" officeooo:paragraph-rsid="0010e39a"/>
    </style:style>
    <style:style style:name="P8" style:family="paragraph" style:parent-style-name="Standard">
      <style:text-properties officeooo:rsid="00127144" officeooo:paragraph-rsid="00127144"/>
    </style:style>
    <style:style style:name="P9" style:family="paragraph" style:parent-style-name="Standard" style:list-style-name="L1">
      <style:text-properties officeooo:rsid="00127144" officeooo:paragraph-rsid="00127144"/>
    </style:style>
    <style:style style:name="P10" style:family="paragraph" style:parent-style-name="Text_20_body">
      <style:text-properties officeooo:rsid="00127144" officeooo:paragraph-rsid="00127144"/>
    </style:style>
    <style:style style:name="P11" style:family="paragraph" style:parent-style-name="Text_20_body" style:list-style-name="L5">
      <style:text-properties officeooo:rsid="00127144" officeooo:paragraph-rsid="00127144"/>
    </style:style>
    <style:style style:name="P12" style:family="paragraph" style:parent-style-name="Text_20_body" style:list-style-name="L6">
      <style:text-properties officeooo:rsid="00127144" officeooo:paragraph-rsid="00127144"/>
    </style:style>
    <style:style style:name="P13" style:family="paragraph" style:parent-style-name="Text_20_body" style:list-style-name="L7">
      <style:text-properties officeooo:rsid="00127144" officeooo:paragraph-rsid="00127144"/>
    </style:style>
    <style:style style:name="P14" style:family="paragraph" style:parent-style-name="Text_20_body" style:list-style-name="L6">
      <style:text-properties officeooo:rsid="0013b18c" officeooo:paragraph-rsid="0013b18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tistical Toolbox</text:p>
      <text:p text:style-name="P1"/>
      <text:p text:style-name="P1"/>
      <text:p text:style-name="P1">Jens: </text:p>
      <text:p text:style-name="P1"/>
      <text:list xml:id="list3603813276" text:style-name="L1">
        <text:list-item>
          <text:p text:style-name="P2">transition detection algorithm based on running windows which compare the mean</text:p>
          <text:list>
            <text:list-item>
              <text:p text:style-name="P9">once in its specific form for the speleothem </text:p>
            </text:list-item>
            <text:list-item>
              <text:p text:style-name="P9">once in a generic form for any time series</text:p>
            </text:list-item>
          </text:list>
        </text:list-item>
      </text:list>
      <text:p text:style-name="P1"/>
      <text:p text:style-name="P1">Witek: </text:p>
      <text:p text:style-name="P1"/>
      <text:list xml:id="list2529115306" text:style-name="L2">
        <text:list-item>
          <text:p text:style-name="P3">transition detection algorithm based on KS statistics – Matlab</text:p>
        </text:list-item>
        <text:list-item>
          <text:p text:style-name="P3">transition detection based on recorrence analysis</text:p>
        </text:list-item>
      </text:list>
      <text:p text:style-name="P1"/>
      <text:p text:style-name="P1">Keno: </text:p>
      <text:p text:style-name="P1"/>
      <text:list xml:id="list1132675971" text:style-name="L3">
        <text:list-item>
          <text:p text:style-name="P4">transition characterization based on Erhardt </text:p>
        </text:list-item>
        <text:list-item>
          <text:p text:style-name="P5">EWS </text:p>
        </text:list-item>
      </text:list>
      <text:p text:style-name="P6"/>
      <text:p text:style-name="P6">Eirik: </text:p>
      <text:p text:style-name="P6"/>
      <text:list xml:id="list2630578547" text:style-name="L4">
        <text:list-item>
          <text:p text:style-name="P7">NGRIP chronology sampling</text:p>
        </text:list-item>
      </text:list>
      <text:p text:style-name="P6"/>
      <text:p text:style-name="P8">github: </text:p>
      <text:p text:style-name="P8"/>
      <text:list xml:id="list3635959232" text:style-name="L5">
        <text:list-item>
          <text:p text:style-name="P11">jensfohlmeister</text:p>
        </text:list-item>
        <text:list-item>
          <text:p text:style-name="P11">bagniewski</text:p>
        </text:list-item>
      </text:list>
      <text:p text:style-name="P10"/>
      <text:p text:style-name="P10">timeline: </text:p>
      <text:list xml:id="list1565838850" text:style-name="L6">
        <text:list-item>
          <text:p text:style-name="P12">end June the code should be on git hub</text:p>
        </text:list-item>
        <text:list-item>
          <text:p text:style-name="P14">write the </text:p>
        </text:list-item>
      </text:list>
      <text:p text:style-name="P10"/>
      <text:p text:style-name="P10">structure: </text:p>
      <text:list xml:id="list3271519992" text:style-name="L7">
        <text:list-item>
          <text:p text:style-name="P13">each tool gets its own directory including a readme </text:p>
        </text:list-item>
      </text:list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8T15:15:16.570922175</meta:creation-date>
    <dc:date>2022-06-08T18:54:32.067080313</dc:date>
    <meta:editing-duration>PT3H14M4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95" meta:character-count="562" meta:non-whitespace-character-count="488"/>
  </office:meta>
</office:document-meta>
</file>